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372" officeooo:paragraph-rsid="000cb3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 ASSIGNMENT</text:p>
      <text:p text:style-name="P1"/>
      <text:p text:style-name="P1">ebonise@webonise:~$ git --version</text:p>
      <text:p text:style-name="P1">git version 2.25.1</text:p>
      <text:p text:style-name="P1">webonise@webonise:~$ git config --global user.name</text:p>
      <text:p text:style-name="P1">pranjal sumbe</text:p>
      <text:p text:style-name="P1">webonise@webonise:~$ git config --global user.email</text:p>
      <text:p text:style-name="P1">pranjal.sumbe@weboniselab.com</text:p>
      <text:p text:style-name="P1">webonise@webonise:~$ mkdir webonator-Assignments</text:p>
      <text:p text:style-name="P1">webonise@webonise:~$ cd webonator-Assignments</text:p>
      <text:p text:style-name="P1">webonise@webonise:~/webonator-Assignments$ git init</text:p>
      <text:p text:style-name="P1">Initialized empty Git repository in /home/webonise/webonator-Assignments/.git/</text:p>
      <text:p text:style-name="P1">webonise@webonise:~/webonator-Assignments$ ls</text:p>
      <text:p text:style-name="P1">webonise@webonise:~/webonator-Assignments$ la -a</text:p>
      <text:p text:style-name="P1">. <text:s/>.. <text:s/>.git</text:p>
      <text:p text:style-name="P1">webonise@webonise:~/webonator-Assignments$ git status</text:p>
      <text:p text:style-name="P1">On branch master</text:p>
      <text:p text:style-name="P1"/>
      <text:p text:style-name="P1">No commits yet</text:p>
      <text:p text:style-name="P1"/>
      <text:p text:style-name="P1">nothing to commit (create/copy files and use "git add" to track)</text:p>
      <text:p text:style-name="P1">webonise@webonise:~/webonator-Assignments$ git status</text:p>
      <text:p text:style-name="P1">On branch master</text:p>
      <text:p text:style-name="P1"/>
      <text:p text:style-name="P1">No commits yet</text:p>
      <text:p text:style-name="P1"/>
      <text:p text:style-name="P1">Untracked files:</text:p>
      <text:p text:style-name="P1"><text:s text:c="2"/>(use "git add &lt;file&gt;..." to include in what will be committed)</text:p>
      <text:p text:style-name="P1"><text:tab/>JS Assignment.zip</text:p>
      <text:p text:style-name="P1"><text:tab/>QA ASSIGNMENT.odt</text:p>
      <text:p text:style-name="P1"><text:tab/>RDBMS SQL ASSIGNMENT.pdf</text:p>
      <text:p text:style-name="P1"><text:tab/>first assignment.odt</text:p>
      <text:p text:style-name="P1"><text:tab/>oop ASSIGNMENT.pdf</text:p>
      <text:p text:style-name="P1"/>
      <text:p text:style-name="P1">nothing added to commit but untracked files present (use "git add" to track)</text:p>
      <text:p text:style-name="P1">webonise@webonise:~/webonator-Assignments$ git add .</text:p>
      <text:p text:style-name="P1">webonise@webonise:~/webonator-Assignments$ git status</text:p>
      <text:p text:style-name="P1">On branch master</text:p>
      <text:p text:style-name="P1"/>
      <text:p text:style-name="P1">No commits yet</text:p>
      <text:p text:style-name="P1"/>
      <text:p text:style-name="P1">Changes to be committed:</text:p>
      <text:p text:style-name="P1"><text:s text:c="2"/>(use "git rm --cached &lt;file&gt;..." to unstage)</text:p>
      <text:p text:style-name="P1"><text:tab/>new file: <text:s text:c="2"/>JS Assignment.zip</text:p>
      <text:p text:style-name="P1"><text:tab/>new file: <text:s text:c="2"/>QA ASSIGNMENT.odt</text:p>
      <text:p text:style-name="P1"><text:tab/>new file: <text:s text:c="2"/>RDBMS SQL ASSIGNMENT.pdf</text:p>
      <text:p text:style-name="P1"><text:tab/>new file: <text:s text:c="2"/>first assignment.odt</text:p>
      <text:p text:style-name="P1"><text:tab/>new file: <text:s text:c="2"/>oop ASSIGNMENT.pdf</text:p>
      <text:p text:style-name="P1"/>
      <text:p text:style-name="P1">webonise@webonise:~/webonator-Assignments$ git commit -m "first commit"</text:p>
      <text:p text:style-name="P1">[master (root-commit) d19d932] first commit</text:p>
      <text:p text:style-name="P1"><text:s/>5 files changed, 0 insertions(+), 0 deletions(-)</text:p>
      <text:p text:style-name="P1"><text:soft-page-break/><text:s/>create mode 100644 JS Assignment.zip</text:p>
      <text:p text:style-name="P1"><text:s/>create mode 100644 QA ASSIGNMENT.odt</text:p>
      <text:p text:style-name="P1"><text:s/>create mode 100644 RDBMS SQL ASSIGNMENT.pdf</text:p>
      <text:p text:style-name="P1"><text:s/>create mode 100644 first assignment.odt</text:p>
      <text:p text:style-name="P1"><text:s/>create mode 100644 oop ASSIGNMENT.pdf</text:p>
      <text:p text:style-name="P1">webonise@webonise:~/webonator-Assignments$ git log</text:p>
      <text:p text:style-name="P1">commit d19d9322d29fb53f4377dc0833988ec8bbc9099c (HEAD -&gt; master)</text:p>
      <text:p text:style-name="P1">Author: pranjal sumbe &lt;pranjal.sumbe@weboniselab.com&gt;</text:p>
      <text:p text:style-name="P1">Date: <text:s text:c="2"/>Thu Nov 25 09:48:56 2021 +0530</text:p>
      <text:p text:style-name="P1"/>
      <text:p text:style-name="P1"><text:s text:c="4"/>first commit</text:p>
      <text:p text:style-name="P1"/>
      <text:p text:style-name="P1">webonise@webonise:~/webonator-Assignments$ git branch devlop</text:p>
      <text:p text:style-name="P1">webonise@webonise:~/webonator-Assignments$ git branch testing</text:p>
      <text:p text:style-name="P1">webonise@webonise:~/webonator-Assignments$ git branch staging</text:p>
      <text:p text:style-name="P1">webonise@webonise:~/webonator-Assignments$ git checkout develop</text:p>
      <text:p text:style-name="P1">webonise@webonise:~/webonator-Assignments$ git branch feature</text:p>
      <text:p text:style-name="P1">webonise@webonise:~/webonator-Assignments$ git checkout devlop</text:p>
      <text:p text:style-name="P1">Switched to branch 'devlop'</text:p>
      <text:p text:style-name="P1">ebonise@webonise:~/webonator-Assignments$ git checkout feature</text:p>
      <text:p text:style-name="P1">Switched to branch 'feature'</text:p>
      <text:p text:style-name="P1">webonise@webonise:~/webonator-Assignments$ git status</text:p>
      <text:p text:style-name="P1">On branch feature</text:p>
      <text:p text:style-name="P1">nothing to commit, working tree cle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1:56:43.164831306</meta:creation-date>
    <dc:date>2021-11-25T12:02:05.289566208</dc:date>
    <meta:editing-duration>PT5M22S</meta:editing-duration>
    <meta:editing-cycles>1</meta:editing-cycles>
    <meta:document-statistic meta:table-count="0" meta:image-count="0" meta:object-count="0" meta:page-count="2" meta:paragraph-count="65" meta:word-count="272" meta:character-count="2562" meta:non-whitespace-character-count="2321"/>
    <meta:generator>LibreOffice/6.4.7.2$Linux_X86_64 LibreOffice_project/40$Build-2</meta:generator>
  </office:meta>
</office:document-meta>
</file>